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44e9" officeooo:paragraph-rsid="000744e9"/>
    </style:style>
    <style:style style:name="P2" style:family="paragraph" style:parent-style-name="Standard">
      <style:text-properties officeooo:rsid="00084a05" officeooo:paragraph-rsid="00084a05"/>
    </style:style>
    <style:style style:name="P3" style:family="paragraph" style:parent-style-name="Standard">
      <style:text-properties officeooo:rsid="000b11e6" officeooo:paragraph-rsid="000b11e6"/>
    </style:style>
    <style:style style:name="P4" style:family="paragraph" style:parent-style-name="Standard">
      <style:text-properties officeooo:rsid="000ca259" officeooo:paragraph-rsid="000ca259"/>
    </style:style>
    <style:style style:name="P5" style:family="paragraph" style:parent-style-name="Standard">
      <style:text-properties officeooo:rsid="000e5d8d" officeooo:paragraph-rsid="000e5d8d"/>
    </style:style>
    <style:style style:name="T1" style:family="text">
      <style:text-properties officeooo:rsid="00084a05"/>
    </style:style>
    <style:style style:name="T2" style:family="text">
      <style:text-properties officeooo:rsid="000a3045"/>
    </style:style>
    <style:style style:name="T3" style:family="text">
      <style:text-properties officeooo:rsid="000b11e6"/>
    </style:style>
    <style:style style:name="T4" style:family="text">
      <style:text-properties officeooo:rsid="000ca25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 we briefly mentioned before in order to enable our solution we made use of <text:span text:style-name="T3">a smart contract. In order to understand what a smart contract is it is important to first take a quick look at a broader concept which is </text:span>distributed ledger technology. As the name hints this conceptually encompasses any technology that makes use of a computer network to maintain a consensus-based <text:span text:style-name="T1">public </text:span>ledger. <text:span text:style-name="T1">In this network then each node maintains its own copy of the ledger, and all the nodes need to reach consensus on a single version of truth. </text:span></text:p>
      <text:p text:style-name="P1"/>
      <text:p text:style-name="P2">In order to reach consensus, the network makes <text:span text:style-name="T2">use of special nodes called miners, which bundle together new entries to the ledger in units called blocks, and then add them into the chain of already accepted transactions, giving a construct that we call the blockchain.</text:span></text:p>
      <text:p text:style-name="P2"/>
      <text:p text:style-name="P3">Now what is really interesting with this concept is that all the entries stored in the blockchain are transparent, permanent and completely tamper proof. If we combine this with the ability to secure programmed <text:s/>procedures what we get is a smart contract. </text:p>
      <text:p text:style-name="P3"/>
      <text:p text:style-name="P3">Change <text:span text:style-name="T4">slide</text:span></text:p>
      <text:p text:style-name="P3"/>
      <text:p text:style-name="P3">And that is the main technological ad<text:span text:style-name="T4">vancement made by Ethereum ,which empowers the smart contract at the heart of our solution. What we get is the ability to permanently, transparently and immutably store executable code, with reflects and rules and closes of a real life contract, on the blockchain.</text:span></text:p>
      <text:p text:style-name="P3"/>
      <text:p text:style-name="P4">We then used this technology and wrapped it into a web interface that our users can use to interact with the contract, while providing total transparency at every stage of the process. Through this interaction, a mutually beneficial environment is created for all our stakeholders:</text:p>
      <text:p text:style-name="P4">Contractors are guaranteed payement terms and on-time. Councils increase operational efficiency by replacing manual processes such as door to door polling with web navigation, and the public <text:s/>gets a direct engagement to the procurement processes of their council.</text:p>
      <text:p text:style-name="P4"/>
      <text:p text:style-name="P4">Change slide.</text:p>
      <text:p text:style-name="P4"/>
      <text:p text:style-name="P5">Architecturally, our product is structured as follows: We get a front end presented to our end users and a back-end that encompasses the logic and organises the blockchain interraction, and Adrien, Aubrianna and Miguel are going to walk you through these different par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6T21:58:33.181012584</meta:creation-date>
    <meta:print-date>2016-05-16T23:22:22.867602019</meta:print-date>
    <dc:date>2016-05-16T23:25:40.931341349</dc:date>
    <meta:editing-duration>PT7M47S</meta:editing-duration>
    <meta:editing-cycles>1</meta:editing-cycles>
    <meta:document-statistic meta:table-count="0" meta:image-count="0" meta:object-count="0" meta:page-count="1" meta:paragraph-count="9" meta:word-count="360" meta:character-count="2200" meta:non-whitespace-character-count="1845"/>
    <meta:generator>LibreOffice/4.2.8.2$Linux_X86_64 LibreOffice_project/420m0$Build-2</meta:generator>
  </office:meta>
</office:document-meta>
</file>